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lt" fo:country="LT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100"/>
  </office:automatic-styles>
  <office:body>
    <office:spreadsheet>
      <table:table table:name="Lakštas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E Numeris</text:p>
          </table:table-cell>
          <table:table-cell table:style-name="ce1" office:value-type="string">
            <text:p>USA</text:p>
          </table:table-cell>
          <table:table-cell table:style-name="ce1" office:value-type="string">
            <text:p>Kanada</text:p>
          </table:table-cell>
          <table:table-cell table:style-name="ce1" office:value-type="string">
            <text:p>Australija/N.Zelandija</text:p>
          </table:table-cell>
          <table:table-cell table:style-name="ce1" table:number-columns-repeated="251"/>
        </table:table-row>
        <table:table-row table:style-name="ro1">
          <table:table-cell/>
          <table:table-cell table:style-name="Default" table:number-columns-repeated="3"/>
          <table:table-cell table:number-columns-repeated="251"/>
        </table:table-row>
        <table:table-row table:style-name="ro1">
          <table:table-cell office:value-type="string">
            <text:p>E10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3];&quot;, bannedInCanada=&quot;;[.C3];&quot;, bannedInAustralia=&quot;;[.D3];&quot; where upper(number)=upper('&quot;;[.A3];&quot;');&quot;)" office:value-type="string" office:string-value="update e set bannedInUsa=True, bannedInCanada=true, bannedInAustralia=false where upper(number)=upper('E104');">
            <text:p>update e set bannedInUsa=True, bannedInCanada=true, bannedInAustralia=false where upper(number)=upper('E104');</text:p>
          </table:table-cell>
          <table:table-cell table:number-columns-repeated="250"/>
        </table:table-row>
        <table:table-row table:style-name="ro1">
          <table:table-cell office:value-type="string">
            <text:p>E122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4];&quot;, bannedInCanada=&quot;;[.C4];&quot;, bannedInAustralia=&quot;;[.D4];&quot; where upper(number)=upper('&quot;;[.A4];&quot;');&quot;)" office:value-type="string" office:string-value="update e set bannedInUsa=True, bannedInCanada=True, bannedInAustralia=false where upper(number)=upper('E122');">
            <text:p>update e set bannedInUsa=True, bannedInCanada=True, bannedInAustralia=false where upper(number)=upper('E122');</text:p>
          </table:table-cell>
          <table:table-cell table:number-columns-repeated="250"/>
        </table:table-row>
        <table:table-row table:style-name="ro1">
          <table:table-cell office:value-type="string">
            <text:p>E124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5];&quot;, bannedInCanada=&quot;;[.C5];&quot;, bannedInAustralia=&quot;;[.D5];&quot; where upper(number)=upper('&quot;;[.A5];&quot;');&quot;)" office:value-type="string" office:string-value="update e set bannedInUsa=True, bannedInCanada=True, bannedInAustralia=false where upper(number)=upper('E124');">
            <text:p>update e set bannedInUsa=True, bannedInCanada=True, bannedInAustralia=false where upper(number)=upper('E124');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E12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6];&quot;, bannedInCanada=&quot;;[.C6];&quot;, bannedInAustralia=&quot;;[.D6];&quot; where upper(number)=upper('&quot;;[.A6];&quot;');&quot;)" office:value-type="string" office:string-value="update e set bannedInUsa=false, bannedInCanada=false, bannedInAustralia=true where upper(number)=upper('E128');">
            <text:p>update e set bannedInUsa=false, bannedInCanada=false, bannedInAustralia=true where upper(number)=upper('E128');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E131</text:p>
          </table:table-cell>
          <table:table-cell office:value-type="string">
            <text:p>True</text:p>
          </table:table-cell>
          <table:table-cell table:number-columns-repeated="2" office:value-type="string">
            <text:p>true</text:p>
          </table:table-cell>
          <table:table-cell table:formula="oooc:=CONCATENATE(&quot;update e set bannedInUsa=&quot;;[.B7];&quot;, bannedInCanada=&quot;;[.C7];&quot;, bannedInAustralia=&quot;;[.D7];&quot; where upper(number)=upper('&quot;;[.A7];&quot;');&quot;)" office:value-type="string" office:string-value="update e set bannedInUsa=True, bannedInCanada=true, bannedInAustralia=true where upper(number)=upper('E131');">
            <text:p>update e set bannedInUsa=True, bannedInCanada=true, bannedInAustralia=true where upper(number)=upper('E131');</text:p>
          </table:table-cell>
          <table:table-cell table:number-columns-repeated="250"/>
        </table:table-row>
        <table:table-row table:style-name="ro1">
          <table:table-cell office:value-type="string">
            <text:p>E142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8];&quot;, bannedInCanada=&quot;;[.C8];&quot;, bannedInAustralia=&quot;;[.D8];&quot; where upper(number)=upper('&quot;;[.A8];&quot;');&quot;)" office:value-type="string" office:string-value="update e set bannedInUsa=True, bannedInCanada=True, bannedInAustralia=false where upper(number)=upper('E142');">
            <text:p>update e set bannedInUsa=True, bannedInCanada=True, bannedInAustralia=false where upper(number)=upper('E142');</text:p>
          </table:table-cell>
          <table:table-cell table:number-columns-repeated="250"/>
        </table:table-row>
        <table:table-row table:style-name="ro1">
          <table:table-cell office:value-type="string">
            <text:p>E151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9];&quot;, bannedInCanada=&quot;;[.C9];&quot;, bannedInAustralia=&quot;;[.D9];&quot; where upper(number)=upper('&quot;;[.A9];&quot;');&quot;)" office:value-type="string" office:string-value="update e set bannedInUsa=True, bannedInCanada=True, bannedInAustralia=false where upper(number)=upper('E151');">
            <text:p>update e set bannedInUsa=True, bannedInCanada=True, bannedInAustralia=false where upper(number)=upper('E151');</text:p>
          </table:table-cell>
          <table:table-cell table:number-columns-repeated="250"/>
        </table:table-row>
        <table:table-row table:style-name="ro1">
          <table:table-cell office:value-type="string">
            <text:p>E154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0];&quot;, bannedInCanada=&quot;;[.C10];&quot;, bannedInAustralia=&quot;;[.D10];&quot; where upper(number)=upper('&quot;;[.A10];&quot;');&quot;)" office:value-type="string" office:string-value="update e set bannedInUsa=True, bannedInCanada=True, bannedInAustralia=True where upper(number)=upper('E154');">
            <text:p>update e set bannedInUsa=True, bannedInCanada=True, bannedInAustralia=True where upper(number)=upper('E154');</text:p>
          </table:table-cell>
          <table:table-cell table:number-columns-repeated="250"/>
        </table:table-row>
        <table:table-row table:style-name="ro1">
          <table:table-cell office:value-type="string">
            <text:p>E155</text:p>
          </table:table-cell>
          <table:table-cell office:value-type="string">
            <text:p>True 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11];&quot;, bannedInCanada=&quot;;[.C11];&quot;, bannedInAustralia=&quot;;[.D11];&quot; where upper(number)=upper('&quot;;[.A11];&quot;');&quot;)" office:value-type="string" office:string-value="update e set bannedInUsa=True , bannedInCanada=True, bannedInAustralia=false where upper(number)=upper('E155');">
            <text:p>update e set bannedInUsa=True , bannedInCanada=True, bannedInAustralia=false where upper(number)=upper('E155');</text:p>
          </table:table-cell>
          <table:table-cell table:number-columns-repeated="250"/>
        </table:table-row>
        <table:table-row table:style-name="ro1">
          <table:table-cell office:value-type="string">
            <text:p>E180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2];&quot;, bannedInCanada=&quot;;[.C12];&quot;, bannedInAustralia=&quot;;[.D12];&quot; where upper(number)=upper('&quot;;[.A12];&quot;');&quot;)" office:value-type="string" office:string-value="update e set bannedInUsa=True, bannedInCanada=True, bannedInAustralia=True where upper(number)=upper('E180');">
            <text:p>update e set bannedInUsa=True, bannedInCanada=True, bannedInAustralia=True where upper(number)=upper('E180');</text:p>
          </table:table-cell>
          <table:table-cell table:number-columns-repeated="250"/>
        </table:table-row>
        <table:table-row table:style-name="ro1">
          <table:table-cell office:value-type="string">
            <text:p>E214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3];&quot;, bannedInCanada=&quot;;[.C13];&quot;, bannedInAustralia=&quot;;[.D13];&quot; where upper(number)=upper('&quot;;[.A13];&quot;');&quot;)" office:value-type="string" office:string-value="update e set bannedInUsa=True, bannedInCanada=True, bannedInAustralia=True where upper(number)=upper('E214');">
            <text:p>update e set bannedInUsa=True, bannedInCanada=True, bannedInAustralia=True where upper(number)=upper('E214');</text:p>
          </table:table-cell>
          <table:table-cell table:number-columns-repeated="250"/>
        </table:table-row>
        <table:table-row table:style-name="ro1">
          <table:table-cell office:value-type="string">
            <text:p>E215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4];&quot;, bannedInCanada=&quot;;[.C14];&quot;, bannedInAustralia=&quot;;[.D14];&quot; where upper(number)=upper('&quot;;[.A14];&quot;');&quot;)" office:value-type="string" office:string-value="update e set bannedInUsa=True, bannedInCanada=True, bannedInAustralia=True where upper(number)=upper('E215');">
            <text:p>update e set bannedInUsa=True, bannedInCanada=True, bannedInAustralia=True where upper(number)=upper('E215');</text:p>
          </table:table-cell>
          <table:table-cell table:number-columns-repeated="250"/>
        </table:table-row>
        <table:table-row table:style-name="ro1">
          <table:table-cell office:value-type="string">
            <text:p>E217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5];&quot;, bannedInCanada=&quot;;[.C15];&quot;, bannedInAustralia=&quot;;[.D15];&quot; where upper(number)=upper('&quot;;[.A15];&quot;');&quot;)" office:value-type="string" office:string-value="update e set bannedInUsa=True, bannedInCanada=True, bannedInAustralia=True where upper(number)=upper('E217');">
            <text:p>update e set bannedInUsa=True, bannedInCanada=True, bannedInAustralia=True where upper(number)=upper('E217');</text:p>
          </table:table-cell>
          <table:table-cell table:number-columns-repeated="250"/>
        </table:table-row>
        <table:table-row table:style-name="ro1">
          <table:table-cell office:value-type="string">
            <text:p>E219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6];&quot;, bannedInCanada=&quot;;[.C16];&quot;, bannedInAustralia=&quot;;[.D16];&quot; where upper(number)=upper('&quot;;[.A16];&quot;');&quot;)" office:value-type="string" office:string-value="update e set bannedInUsa=True, bannedInCanada=True, bannedInAustralia=True where upper(number)=upper('E219');">
            <text:p>update e set bannedInUsa=True, bannedInCanada=True, bannedInAustralia=True where upper(number)=upper('E219');</text:p>
          </table:table-cell>
          <table:table-cell table:number-columns-repeated="250"/>
        </table:table-row>
        <table:table-row table:style-name="ro1">
          <table:table-cell office:value-type="string">
            <text:p>E226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7];&quot;, bannedInCanada=&quot;;[.C17];&quot;, bannedInAustralia=&quot;;[.D17];&quot; where upper(number)=upper('&quot;;[.A17];&quot;');&quot;)" office:value-type="string" office:string-value="update e set bannedInUsa=True, bannedInCanada=True, bannedInAustralia=True where upper(number)=upper('E226');">
            <text:p>update e set bannedInUsa=True, bannedInCanada=True, bannedInAustralia=True where upper(number)=upper('E226');</text:p>
          </table:table-cell>
          <table:table-cell table:number-columns-repeated="250"/>
        </table:table-row>
        <table:table-row table:style-name="ro1">
          <table:table-cell office:value-type="string">
            <text:p>E227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8];&quot;, bannedInCanada=&quot;;[.C18];&quot;, bannedInAustralia=&quot;;[.D18];&quot; where upper(number)=upper('&quot;;[.A18];&quot;');&quot;)" office:value-type="string" office:string-value="update e set bannedInUsa=True, bannedInCanada=True, bannedInAustralia=True where upper(number)=upper('E227');">
            <text:p>update e set bannedInUsa=True, bannedInCanada=True, bannedInAustralia=True where upper(number)=upper('E227');</text:p>
          </table:table-cell>
          <table:table-cell table:number-columns-repeated="250"/>
        </table:table-row>
        <table:table-row table:style-name="ro1">
          <table:table-cell office:value-type="string">
            <text:p>E230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19];&quot;, bannedInCanada=&quot;;[.C19];&quot;, bannedInAustralia=&quot;;[.D19];&quot; where upper(number)=upper('&quot;;[.A19];&quot;');&quot;)" office:value-type="string" office:string-value="update e set bannedInUsa=True, bannedInCanada=True, bannedInAustralia=True where upper(number)=upper('E230');">
            <text:p>update e set bannedInUsa=True, bannedInCanada=True, bannedInAustralia=True where upper(number)=upper('E230');</text:p>
          </table:table-cell>
          <table:table-cell table:number-columns-repeated="250"/>
        </table:table-row>
        <table:table-row table:style-name="ro1">
          <table:table-cell office:value-type="string">
            <text:p>E231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20];&quot;, bannedInCanada=&quot;;[.C20];&quot;, bannedInAustralia=&quot;;[.D20];&quot; where upper(number)=upper('&quot;;[.A20];&quot;');&quot;)" office:value-type="string" office:string-value="update e set bannedInUsa=True, bannedInCanada=True, bannedInAustralia=True where upper(number)=upper('E231');">
            <text:p>update e set bannedInUsa=True, bannedInCanada=True, bannedInAustralia=True where upper(number)=upper('E231');</text:p>
          </table:table-cell>
          <table:table-cell table:number-columns-repeated="250"/>
        </table:table-row>
        <table:table-row table:style-name="ro1">
          <table:table-cell office:value-type="string">
            <text:p>E233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formula="oooc:=CONCATENATE(&quot;update e set bannedInUsa=&quot;;[.B21];&quot;, bannedInCanada=&quot;;[.C21];&quot;, bannedInAustralia=&quot;;[.D21];&quot; where upper(number)=upper('&quot;;[.A21];&quot;');&quot;)" office:value-type="string" office:string-value="update e set bannedInUsa=false, bannedInCanada=True, bannedInAustralia=True where upper(number)=upper('E233');">
            <text:p>update e set bannedInUsa=false, bannedInCanada=True, bannedInAustralia=True where upper(number)=upper('E233');</text:p>
          </table:table-cell>
          <table:table-cell table:number-columns-repeated="250"/>
        </table:table-row>
        <table:table-row table:style-name="ro1">
          <table:table-cell office:value-type="string">
            <text:p>E239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22];&quot;, bannedInCanada=&quot;;[.C22];&quot;, bannedInAustralia=&quot;;[.D22];&quot; where upper(number)=upper('&quot;;[.A22];&quot;');&quot;)" office:value-type="string" office:string-value="update e set bannedInUsa=True, bannedInCanada=True, bannedInAustralia=True where upper(number)=upper('E239');">
            <text:p>update e set bannedInUsa=True, bannedInCanada=True, bannedInAustralia=True where upper(number)=upper('E239');</text:p>
          </table:table-cell>
          <table:table-cell table:number-columns-repeated="250"/>
        </table:table-row>
        <table:table-row table:style-name="ro1">
          <table:table-cell office:value-type="string">
            <text:p>E432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formula="oooc:=CONCATENATE(&quot;update e set bannedInUsa=&quot;;[.B23];&quot;, bannedInCanada=&quot;;[.C23];&quot;, bannedInAustralia=&quot;;[.D23];&quot; where upper(number)=upper('&quot;;[.A23];&quot;');&quot;)" office:value-type="string" office:string-value="update e set bannedInUsa=false, bannedInCanada=True, bannedInAustralia=True where upper(number)=upper('E432');">
            <text:p>update e set bannedInUsa=false, bannedInCanada=True, bannedInAustralia=True where upper(number)=upper('E432');</text:p>
          </table:table-cell>
          <table:table-cell table:number-columns-repeated="250"/>
        </table:table-row>
        <table:table-row table:style-name="ro1">
          <table:table-cell office:value-type="string">
            <text:p>E434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24];&quot;, bannedInCanada=&quot;;[.C24];&quot;, bannedInAustralia=&quot;;[.D24];&quot; where upper(number)=upper('&quot;;[.A24];&quot;');&quot;)" office:value-type="string" office:string-value="update e set bannedInUsa=True, bannedInCanada=True, bannedInAustralia=True where upper(number)=upper('E434');">
            <text:p>update e set bannedInUsa=True, bannedInCanada=True, bannedInAustralia=True where upper(number)=upper('E434');</text:p>
          </table:table-cell>
          <table:table-cell table:number-columns-repeated="250"/>
        </table:table-row>
        <table:table-row table:style-name="ro1">
          <table:table-cell office:value-type="string">
            <text:p>E474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25];&quot;, bannedInCanada=&quot;;[.C25];&quot;, bannedInAustralia=&quot;;[.D25];&quot; where upper(number)=upper('&quot;;[.A25];&quot;');&quot;)" office:value-type="string" office:string-value="update e set bannedInUsa=True, bannedInCanada=True, bannedInAustralia=True where upper(number)=upper('E474');">
            <text:p>update e set bannedInUsa=True, bannedInCanada=True, bannedInAustralia=True where upper(number)=upper('E474');</text:p>
          </table:table-cell>
          <table:table-cell table:number-columns-repeated="250"/>
        </table:table-row>
        <table:table-row table:style-name="ro1">
          <table:table-cell office:value-type="string">
            <text:p>E483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26];&quot;, bannedInCanada=&quot;;[.C26];&quot;, bannedInAustralia=&quot;;[.D26];&quot; where upper(number)=upper('&quot;;[.A26];&quot;');&quot;)" office:value-type="string" office:string-value="update e set bannedInUsa=True, bannedInCanada=True, bannedInAustralia=True where upper(number)=upper('E483');">
            <text:p>update e set bannedInUsa=True, bannedInCanada=True, bannedInAustralia=True where upper(number)=upper('E483');</text:p>
          </table:table-cell>
          <table:table-cell table:number-columns-repeated="250"/>
        </table:table-row>
        <table:table-row table:style-name="ro1">
          <table:table-cell office:value-type="string">
            <text:p>E493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27];&quot;, bannedInCanada=&quot;;[.C27];&quot;, bannedInAustralia=&quot;;[.D27];&quot; where upper(number)=upper('&quot;;[.A27];&quot;');&quot;)" office:value-type="string" office:string-value="update e set bannedInUsa=True, bannedInCanada=True, bannedInAustralia=True where upper(number)=upper('E493');">
            <text:p>update e set bannedInUsa=True, bannedInCanada=True, bannedInAustralia=True where upper(number)=upper('E493');</text:p>
          </table:table-cell>
          <table:table-cell table:number-columns-repeated="250"/>
        </table:table-row>
        <table:table-row table:style-name="ro1">
          <table:table-cell office:value-type="string">
            <text:p>E494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formula="oooc:=CONCATENATE(&quot;update e set bannedInUsa=&quot;;[.B28];&quot;, bannedInCanada=&quot;;[.C28];&quot;, bannedInAustralia=&quot;;[.D28];&quot; where upper(number)=upper('&quot;;[.A28];&quot;');&quot;)" office:value-type="string" office:string-value="update e set bannedInUsa=false, bannedInCanada=True, bannedInAustralia=True where upper(number)=upper('E494');">
            <text:p>update e set bannedInUsa=false, bannedInCanada=True, bannedInAustralia=True where upper(number)=upper('E494');</text:p>
          </table:table-cell>
          <table:table-cell table:number-columns-repeated="250"/>
        </table:table-row>
        <table:table-row table:style-name="ro1">
          <table:table-cell office:value-type="string">
            <text:p>E495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29];&quot;, bannedInCanada=&quot;;[.C29];&quot;, bannedInAustralia=&quot;;[.D29];&quot; where upper(number)=upper('&quot;;[.A29];&quot;');&quot;)" office:value-type="string" office:string-value="update e set bannedInUsa=true, bannedInCanada=true, bannedInAustralia=true where upper(number)=upper('E495');">
            <text:p>update e set bannedInUsa=true, bannedInCanada=true, bannedInAustralia=true where upper(number)=upper('E495');</text:p>
          </table:table-cell>
          <table:table-cell table:number-columns-repeated="250"/>
        </table:table-row>
        <table:table-row table:style-name="ro1">
          <table:table-cell office:value-type="string">
            <text:p>E513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30];&quot;, bannedInCanada=&quot;;[.C30];&quot;, bannedInAustralia=&quot;;[.D30];&quot; where upper(number)=upper('&quot;;[.A30];&quot;');&quot;)" office:value-type="string" office:string-value="update e set bannedInUsa=false, bannedInCanada=false, bannedInAustralia=true where upper(number)=upper('E513');">
            <text:p>update e set bannedInUsa=false, bannedInCanada=false, bannedInAustralia=true where upper(number)=upper('E513');</text:p>
          </table:table-cell>
          <table:table-cell table:number-columns-repeated="250"/>
        </table:table-row>
        <table:table-row table:style-name="ro1">
          <table:table-cell office:value-type="string">
            <text:p>E524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31];&quot;, bannedInCanada=&quot;;[.C31];&quot;, bannedInAustralia=&quot;;[.D31];&quot; where upper(number)=upper('&quot;;[.A31];&quot;');&quot;)" office:value-type="string" office:string-value="update e set bannedInUsa=false, bannedInCanada=false, bannedInAustralia=true where upper(number)=upper('E524');">
            <text:p>update e set bannedInUsa=false, bannedInCanada=false, bannedInAustralia=true where upper(number)=upper('E524');</text:p>
          </table:table-cell>
          <table:table-cell table:number-columns-repeated="250"/>
        </table:table-row>
        <table:table-row table:style-name="ro1">
          <table:table-cell office:value-type="string">
            <text:p>E525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32];&quot;, bannedInCanada=&quot;;[.C32];&quot;, bannedInAustralia=&quot;;[.D32];&quot; where upper(number)=upper('&quot;;[.A32];&quot;');&quot;)" office:value-type="string" office:string-value="update e set bannedInUsa=false, bannedInCanada=false, bannedInAustralia=true where upper(number)=upper('E525');">
            <text:p>update e set bannedInUsa=false, bannedInCanada=false, bannedInAustralia=true where upper(number)=upper('E525');</text:p>
          </table:table-cell>
          <table:table-cell table:number-columns-repeated="250"/>
        </table:table-row>
        <table:table-row table:style-name="ro1">
          <table:table-cell office:value-type="string">
            <text:p>E52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33];&quot;, bannedInCanada=&quot;;[.C33];&quot;, bannedInAustralia=&quot;;[.D33];&quot; where upper(number)=upper('&quot;;[.A33];&quot;');&quot;)" office:value-type="string" office:string-value="update e set bannedInUsa=false, bannedInCanada=false, bannedInAustralia=true where upper(number)=upper('E527');">
            <text:p>update e set bannedInUsa=false, bannedInCanada=false, bannedInAustralia=true where upper(number)=upper('E527');</text:p>
          </table:table-cell>
          <table:table-cell table:number-columns-repeated="250"/>
        </table:table-row>
        <table:table-row table:style-name="ro1">
          <table:table-cell office:value-type="string">
            <text:p>E528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34];&quot;, bannedInCanada=&quot;;[.C34];&quot;, bannedInAustralia=&quot;;[.D34];&quot; where upper(number)=upper('&quot;;[.A34];&quot;');&quot;)" office:value-type="string" office:string-value="update e set bannedInUsa=false, bannedInCanada=false, bannedInAustralia=true where upper(number)=upper('E528');">
            <text:p>update e set bannedInUsa=false, bannedInCanada=false, bannedInAustralia=true where upper(number)=upper('E528');</text:p>
          </table:table-cell>
          <table:table-cell table:number-columns-repeated="250"/>
        </table:table-row>
        <table:table-row table:style-name="ro1">
          <table:table-cell office:value-type="string">
            <text:p>E576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35];&quot;, bannedInCanada=&quot;;[.C35];&quot;, bannedInAustralia=&quot;;[.D35];&quot; where upper(number)=upper('&quot;;[.A35];&quot;');&quot;)" office:value-type="string" office:string-value="update e set bannedInUsa=false, bannedInCanada=false, bannedInAustralia=true where upper(number)=upper('E576');">
            <text:p>update e set bannedInUsa=false, bannedInCanada=false, bannedInAustralia=true where upper(number)=upper('E576');</text:p>
          </table:table-cell>
          <table:table-cell table:number-columns-repeated="250"/>
        </table:table-row>
        <table:table-row table:style-name="ro1">
          <table:table-cell office:value-type="string">
            <text:p>E626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36];&quot;, bannedInCanada=&quot;;[.C36];&quot;, bannedInAustralia=&quot;;[.D36];&quot; where upper(number)=upper('&quot;;[.A36];&quot;');&quot;)" office:value-type="string" office:string-value="update e set bannedInUsa=true, bannedInCanada=true, bannedInAustralia=true where upper(number)=upper('E626');">
            <text:p>update e set bannedInUsa=true, bannedInCanada=true, bannedInAustralia=true where upper(number)=upper('E626');</text:p>
          </table:table-cell>
          <table:table-cell table:number-columns-repeated="250"/>
        </table:table-row>
        <table:table-row table:style-name="ro1">
          <table:table-cell office:value-type="string">
            <text:p>E628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37];&quot;, bannedInCanada=&quot;;[.C37];&quot;, bannedInAustralia=&quot;;[.D37];&quot; where upper(number)=upper('&quot;;[.A37];&quot;');&quot;)" office:value-type="string" office:string-value="update e set bannedInUsa=true, bannedInCanada=true, bannedInAustralia=true where upper(number)=upper('E628');">
            <text:p>update e set bannedInUsa=true, bannedInCanada=true, bannedInAustralia=true where upper(number)=upper('E628');</text:p>
          </table:table-cell>
          <table:table-cell table:number-columns-repeated="250"/>
        </table:table-row>
        <table:table-row table:style-name="ro1">
          <table:table-cell office:value-type="string">
            <text:p>E629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38];&quot;, bannedInCanada=&quot;;[.C38];&quot;, bannedInAustralia=&quot;;[.D38];&quot; where upper(number)=upper('&quot;;[.A38];&quot;');&quot;)" office:value-type="string" office:string-value="update e set bannedInUsa=true, bannedInCanada=true, bannedInAustralia=true where upper(number)=upper('E629');">
            <text:p>update e set bannedInUsa=true, bannedInCanada=true, bannedInAustralia=true where upper(number)=upper('E629');</text:p>
          </table:table-cell>
          <table:table-cell table:number-columns-repeated="250"/>
        </table:table-row>
        <table:table-row table:style-name="ro1">
          <table:table-cell office:value-type="string">
            <text:p>E630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39];&quot;, bannedInCanada=&quot;;[.C39];&quot;, bannedInAustralia=&quot;;[.D39];&quot; where upper(number)=upper('&quot;;[.A39];&quot;');&quot;)" office:value-type="string" office:string-value="update e set bannedInUsa=true, bannedInCanada=true, bannedInAustralia=true where upper(number)=upper('E630');">
            <text:p>update e set bannedInUsa=true, bannedInCanada=true, bannedInAustralia=true where upper(number)=upper('E630');</text:p>
          </table:table-cell>
          <table:table-cell table:number-columns-repeated="250"/>
        </table:table-row>
        <table:table-row table:style-name="ro1">
          <table:table-cell office:value-type="string">
            <text:p>E632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40];&quot;, bannedInCanada=&quot;;[.C40];&quot;, bannedInAustralia=&quot;;[.D40];&quot; where upper(number)=upper('&quot;;[.A40];&quot;');&quot;)" office:value-type="string" office:string-value="update e set bannedInUsa=true, bannedInCanada=true, bannedInAustralia=true where upper(number)=upper('E632');">
            <text:p>update e set bannedInUsa=true, bannedInCanada=true, bannedInAustralia=true where upper(number)=upper('E632');</text:p>
          </table:table-cell>
          <table:table-cell table:number-columns-repeated="250"/>
        </table:table-row>
        <table:table-row table:style-name="ro1">
          <table:table-cell office:value-type="string">
            <text:p>E633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41];&quot;, bannedInCanada=&quot;;[.C41];&quot;, bannedInAustralia=&quot;;[.D41];&quot; where upper(number)=upper('&quot;;[.A41];&quot;');&quot;)" office:value-type="string" office:string-value="update e set bannedInUsa=true, bannedInCanada=true, bannedInAustralia=true where upper(number)=upper('E633');">
            <text:p>update e set bannedInUsa=true, bannedInCanada=true, bannedInAustralia=true where upper(number)=upper('E633');</text:p>
          </table:table-cell>
          <table:table-cell table:number-columns-repeated="250"/>
        </table:table-row>
        <table:table-row table:style-name="ro1">
          <table:table-cell office:value-type="string">
            <text:p>E634</text:p>
          </table:table-cell>
          <table:table-cell table:number-columns-repeated="3" office:value-type="string">
            <text:p>true</text:p>
          </table:table-cell>
          <table:table-cell table:formula="oooc:=CONCATENATE(&quot;update e set bannedInUsa=&quot;;[.B42];&quot;, bannedInCanada=&quot;;[.C42];&quot;, bannedInAustralia=&quot;;[.D42];&quot; where upper(number)=upper('&quot;;[.A42];&quot;');&quot;)" office:value-type="string" office:string-value="update e set bannedInUsa=true, bannedInCanada=true, bannedInAustralia=true where upper(number)=upper('E634');">
            <text:p>update e set bannedInUsa=true, bannedInCanada=true, bannedInAustralia=true where upper(number)=upper('E634');</text:p>
          </table:table-cell>
          <table:table-cell table:number-columns-repeated="250"/>
        </table:table-row>
        <table:table-row table:style-name="ro1">
          <table:table-cell office:value-type="string">
            <text:p>E635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43];&quot;, bannedInCanada=&quot;;[.C43];&quot;, bannedInAustralia=&quot;;[.D43];&quot; where upper(number)=upper('&quot;;[.A43];&quot;');&quot;)" office:value-type="string" office:string-value="update e set bannedInUsa=true, bannedInCanada=true, bannedInAustralia=false where upper(number)=upper('E635');">
            <text:p>update e set bannedInUsa=true, bannedInCanada=true, bannedInAustralia=false where upper(number)=upper('E635');</text:p>
          </table:table-cell>
          <table:table-cell table:number-columns-repeated="250"/>
        </table:table-row>
        <table:table-row table:style-name="ro1">
          <table:table-cell office:value-type="string">
            <text:p>E927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formula="oooc:=CONCATENATE(&quot;update e set bannedInUsa=&quot;;[.B44];&quot;, bannedInCanada=&quot;;[.C44];&quot;, bannedInAustralia=&quot;;[.D44];&quot; where upper(number)=upper('&quot;;[.A44];&quot;');&quot;)" office:value-type="string" office:string-value="update e set bannedInUsa=false, bannedInCanada=false, bannedInAustralia=true where upper(number)=upper('E927');">
            <text:p>update e set bannedInUsa=false, bannedInCanada=false, bannedInAustralia=true where upper(number)=upper('E927');</text:p>
          </table:table-cell>
          <table:table-cell table:number-columns-repeated="250"/>
        </table:table-row>
        <table:table-row table:style-name="ro1">
          <table:table-cell office:value-type="string">
            <text:p>E952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45];&quot;, bannedInCanada=&quot;;[.C45];&quot;, bannedInAustralia=&quot;;[.D45];&quot; where upper(number)=upper('&quot;;[.A45];&quot;');&quot;)" office:value-type="string" office:string-value="update e set bannedInUsa=true, bannedInCanada=true, bannedInAustralia=false where upper(number)=upper('E952');">
            <text:p>update e set bannedInUsa=true, bannedInCanada=true, bannedInAustralia=false where upper(number)=upper('E952');</text:p>
          </table:table-cell>
          <table:table-cell table:number-columns-repeated="250"/>
        </table:table-row>
        <table:table-row table:style-name="ro1">
          <table:table-cell office:value-type="string">
            <text:p>E954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formula="oooc:=CONCATENATE(&quot;update e set bannedInUsa=&quot;;[.B46];&quot;, bannedInCanada=&quot;;[.C46];&quot;, bannedInAustralia=&quot;;[.D46];&quot; where upper(number)=upper('&quot;;[.A46];&quot;');&quot;)" office:value-type="string" office:string-value="update e set bannedInUsa=false, bannedInCanada=true, bannedInAustralia=false where upper(number)=upper('E954');">
            <text:p>update e set bannedInUsa=false, bannedInCanada=true, bannedInAustralia=false where upper(number)=upper('E954');</text:p>
          </table:table-cell>
          <table:table-cell table:number-columns-repeated="250"/>
        </table:table-row>
      </table:table>
      <table:table table:name="Lakštas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akštas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lt" fo:country="L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8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4/08/2009</text:date>, <text:time>20:08:06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4-07T18:18:59</meta:creation-date>
    <dc:date>2009-04-08T20:08:06</dc:date>
    <dc:language>lt-LT</dc:language>
    <meta:editing-cycles>3</meta:editing-cycles>
    <meta:editing-duration>PT2H22M31S</meta:editing-duration>
    <meta:user-defined meta:name="Info 1"/>
    <meta:user-defined meta:name="Info 2"/>
    <meta:user-defined meta:name="Info 3"/>
    <meta:user-defined meta:name="Info 4"/>
    <meta:document-statistic meta:table-count="3" meta:cell-count="224"/>
  </office:meta>
</office:document-meta>
</file>